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2cm" style:rel-column-width="8179*"/>
    </style:style>
    <style:style style:name="Table1.B" style:family="table-column">
      <style:table-column-properties style:column-width="2.076cm" style:rel-column-width="8003*"/>
    </style:style>
    <style:style style:name="Table1.C" style:family="table-column">
      <style:table-column-properties style:column-width="2.175cm" style:rel-column-width="8383*"/>
    </style:style>
    <style:style style:name="Table1.D" style:family="table-column">
      <style:table-column-properties style:column-width="2.125cm" style:rel-column-width="8193*"/>
    </style:style>
    <style:style style:name="Table1.E" style:family="table-column">
      <style:table-column-properties style:column-width="2.124cm" style:rel-column-width="8186*"/>
    </style:style>
    <style:style style:name="Table1.H" style:family="table-column">
      <style:table-column-properties style:column-width="2.129cm" style:rel-column-width="820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2cm" style:rel-column-width="1203*"/>
    </style:style>
    <style:style style:name="Table2.B" style:family="table-column">
      <style:table-column-properties style:column-width="2.125cm" style:rel-column-width="1205*"/>
    </style:style>
    <style:style style:name="Table2.E" style:family="table-column">
      <style:table-column-properties style:column-width="2.124cm" style:rel-column-width="1204*"/>
    </style:style>
    <style:style style:name="Table2.H" style:family="table-column">
      <style:table-column-properties style:column-width="2.127cm" style:rel-column-width="1206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officeooo:rsid="0016cb25" officeooo:paragraph-rsid="0016cb25"/>
    </style:style>
    <style:style style:name="P2" style:family="paragraph" style:parent-style-name="Standard">
      <style:text-properties style:font-name="Verdana" fo:font-size="20pt" officeooo:paragraph-rsid="0004bb64" style:font-size-asian="20pt" style:font-size-complex="20pt"/>
    </style:style>
    <style:style style:name="P3" style:family="paragraph" style:parent-style-name="Standard">
      <style:text-properties style:font-name="Verdana" fo:font-size="16pt" officeooo:rsid="0012cf31" officeooo:paragraph-rsid="0004bb64" style:font-size-asian="16pt" style:font-size-complex="16pt"/>
    </style:style>
    <style:style style:name="P4" style:family="paragraph" style:parent-style-name="Standard">
      <style:text-properties style:font-name="Verdana" fo:font-size="16pt" officeooo:rsid="001396b5" officeooo:paragraph-rsid="0004bb64" style:font-size-asian="14pt" style:font-size-complex="16pt"/>
    </style:style>
    <style:style style:name="P5" style:family="paragraph" style:parent-style-name="Standard">
      <style:text-properties style:font-name="Verdana" fo:font-size="16pt" officeooo:rsid="001c8e64" officeooo:paragraph-rsid="0004bb64" style:font-size-asian="14pt" style:font-size-complex="16pt"/>
    </style:style>
    <style:style style:name="P6" style:family="paragraph" style:parent-style-name="Standard">
      <style:text-properties style:font-name="Verdana" fo:font-size="16pt" officeooo:rsid="001db750" officeooo:paragraph-rsid="0004bb64" style:font-size-asian="14pt" style:font-size-complex="16pt"/>
    </style:style>
    <style:style style:name="P7" style:family="paragraph" style:parent-style-name="Standard">
      <style:text-properties style:font-name="Verdana" fo:font-size="16pt" officeooo:rsid="002e44f1" officeooo:paragraph-rsid="0004bb64" style:font-size-asian="14pt" style:font-size-complex="16pt"/>
    </style:style>
    <style:style style:name="P8" style:family="paragraph" style:parent-style-name="Standard">
      <style:text-properties style:font-name="Verdana" fo:font-size="18pt" officeooo:rsid="0012cf31" officeooo:paragraph-rsid="0004bb64" style:font-size-asian="15.75pt" style:font-size-complex="18pt"/>
    </style:style>
    <style:style style:name="P9" style:family="paragraph" style:parent-style-name="Standard">
      <style:text-properties style:font-name="Verdana" fo:font-size="12pt" officeooo:rsid="001db750" officeooo:paragraph-rsid="0004bb64" style:font-size-asian="10.5pt" style:font-size-complex="12pt"/>
    </style:style>
    <style:style style:name="P10" style:family="paragraph" style:parent-style-name="Standard">
      <style:text-properties style:font-name="Verdana" fo:font-size="12pt" officeooo:rsid="002e44f1" officeooo:paragraph-rsid="0004bb64" style:font-size-asian="10.5pt" style:font-size-complex="12pt"/>
    </style:style>
    <style:style style:name="P11" style:family="paragraph" style:parent-style-name="Standard">
      <style:text-properties style:font-name="Verdana" fo:font-size="12pt" officeooo:rsid="003ed8fd" officeooo:paragraph-rsid="0004bb64" style:font-size-asian="10.5pt" style:font-size-complex="12pt"/>
    </style:style>
    <style:style style:name="P12" style:family="paragraph" style:parent-style-name="Standard">
      <style:text-properties style:font-name="Verdana" fo:font-size="12pt" officeooo:rsid="0040022c" officeooo:paragraph-rsid="0004bb64" style:font-size-asian="10.5pt" style:font-size-complex="12pt"/>
    </style:style>
    <style:style style:name="P13" style:family="paragraph" style:parent-style-name="Standard">
      <style:text-properties style:font-name="Verdana" fo:font-size="12pt" officeooo:rsid="0024cb71" officeooo:paragraph-rsid="0004bb64" style:font-size-asian="10.5pt" style:font-size-complex="12pt"/>
    </style:style>
    <style:style style:name="P14" style:family="paragraph" style:parent-style-name="Standard">
      <style:text-properties style:font-name="Verdana" fo:font-size="12pt" officeooo:rsid="00390063" officeooo:paragraph-rsid="0004bb64" style:font-size-asian="10.5pt" style:font-size-complex="12pt"/>
    </style:style>
    <style:style style:name="P15" style:family="paragraph" style:parent-style-name="Standard">
      <style:text-properties style:font-name="Verdana" fo:font-size="12pt" officeooo:rsid="00098558" officeooo:paragraph-rsid="00098558" style:font-size-asian="10.5pt" style:font-size-complex="12pt"/>
    </style:style>
    <style:style style:name="P16" style:family="paragraph" style:parent-style-name="Standard">
      <style:text-properties officeooo:paragraph-rsid="0004bb64"/>
    </style:style>
    <style:style style:name="P17" style:family="paragraph" style:parent-style-name="Text_20_body">
      <style:text-properties officeooo:paragraph-rsid="0004bb64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b64" officeooo:paragraph-rsid="0004b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e496" officeooo:paragraph-rsid="0008e4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8558" officeooo:paragraph-rsid="00098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7f3" officeooo:paragraph-rsid="000af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ec8" officeooo:paragraph-rsid="000c8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fo:font-size="16pt" officeooo:rsid="000af7f3" officeooo:paragraph-rsid="000af7f3" style:font-size-asian="14pt" style:font-size-complex="16pt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Standard">
      <style:text-properties fo:font-size="16pt" officeooo:rsid="000af7f3" officeooo:paragraph-rsid="000af7f3" style:font-size-asian="14pt" style:font-size-complex="16pt"/>
    </style:style>
    <style:style style:name="P27" style:family="paragraph" style:parent-style-name="Standard">
      <style:text-properties officeooo:paragraph-rsid="000af7f3"/>
    </style:style>
    <style:style style:name="P28" style:family="paragraph" style:parent-style-name="Standard">
      <style:text-properties style:font-name="Verdana" fo:font-size="16pt" officeooo:rsid="002a2f2d" officeooo:paragraph-rsid="00108eb5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eb5" officeooo:paragraph-rsid="00108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7f3" officeooo:paragraph-rsid="000af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b64" officeooo:paragraph-rsid="0004b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Verdana"/>
    </style:style>
    <style:style style:name="T2" style:family="text">
      <style:text-properties style:font-name="Verdana" fo:font-size="12pt" style:font-size-asian="10.5pt" style:font-size-complex="12pt"/>
    </style:style>
    <style:style style:name="T3" style:family="text">
      <style:text-properties style:font-name="Verdana" fo:font-size="12pt" officeooo:rsid="001e990a" style:font-size-asian="10.5pt" style:font-size-complex="12pt"/>
    </style:style>
    <style:style style:name="T4" style:family="text">
      <style:text-properties style:font-name="Verdana" fo:font-size="12pt" officeooo:rsid="001e9ed5" style:font-size-asian="10.5pt" style:font-size-complex="12pt"/>
    </style:style>
    <style:style style:name="T5" style:family="text">
      <style:text-properties style:font-name="Verdana" fo:font-size="12pt" officeooo:rsid="00218e4a" style:font-size-asian="10.5pt" style:font-size-complex="12pt"/>
    </style:style>
    <style:style style:name="T6" style:family="text">
      <style:text-properties style:font-name="Verdana" fo:font-size="12pt" officeooo:rsid="0021bda9" style:font-size-asian="10.5pt" style:font-size-complex="12pt"/>
    </style:style>
    <style:style style:name="T7" style:family="text">
      <style:text-properties style:font-name="Verdana" fo:font-size="12pt" officeooo:rsid="001ec59a" style:font-size-asian="10.5pt" style:font-size-complex="12pt"/>
    </style:style>
    <style:style style:name="T8" style:family="text">
      <style:text-properties style:font-name="Verdana" fo:font-size="12pt" officeooo:rsid="001396b5" style:font-size-asian="10.5pt" style:font-size-complex="12pt"/>
    </style:style>
    <style:style style:name="T9" style:family="text">
      <style:text-properties style:font-name="Verdana" fo:font-size="12pt" officeooo:rsid="00151c5f" style:font-size-asian="10.5pt" style:font-size-complex="12pt"/>
    </style:style>
    <style:style style:name="T10" style:family="text">
      <style:text-properties style:font-name="Verdana" fo:font-size="12pt" officeooo:rsid="001594c5" style:font-size-asian="10.5pt" style:font-size-complex="12pt"/>
    </style:style>
    <style:style style:name="T11" style:family="text">
      <style:text-properties style:font-name="Verdana" fo:font-size="12pt" officeooo:rsid="0016cb25" style:font-size-asian="10.5pt" style:font-size-complex="12pt"/>
    </style:style>
    <style:style style:name="T12" style:family="text">
      <style:text-properties style:font-name="Verdana" fo:font-size="12pt" officeooo:rsid="000c8ec8" style:font-size-asian="10.5pt" style:font-size-complex="12pt"/>
    </style:style>
    <style:style style:name="T13" style:family="text">
      <style:text-properties style:font-name="Verdana" fo:font-size="12pt" officeooo:rsid="000e54de" style:font-size-asian="10.5pt" style:font-size-complex="12pt"/>
    </style:style>
    <style:style style:name="T14" style:family="text">
      <style:text-properties style:font-name="Verdana" fo:font-size="16pt" officeooo:rsid="001396b5" style:font-size-asian="14pt" style:font-size-complex="16pt"/>
    </style:style>
    <style:style style:name="T15" style:family="text">
      <style:text-properties style:font-name="Verdana" officeooo:rsid="001ec59a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b602c" style:font-size-asian="12pt" style:font-size-complex="12pt"/>
    </style:style>
    <style:style style:name="T19" style:family="text">
      <style:text-properties fo:font-size="12pt" officeooo:rsid="003d7bec" style:font-size-asian="12pt" style:font-size-complex="12pt"/>
    </style:style>
    <style:style style:name="T20" style:family="text">
      <style:text-properties fo:font-size="12pt" officeooo:rsid="001396b5" style:font-size-asian="12pt" style:font-size-complex="12pt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16cb25" style:font-size-asian="10.5pt" style:font-size-complex="12pt"/>
    </style:style>
    <style:style style:name="T23" style:family="text">
      <style:text-properties fo:font-size="12pt" officeooo:rsid="001a4a05" style:font-size-asian="10.5pt" style:font-size-complex="12pt"/>
    </style:style>
    <style:style style:name="T24" style:family="text">
      <style:text-properties fo:font-size="12pt" officeooo:rsid="00188ef0" style:font-size-asian="10.5pt" style:font-size-complex="12pt"/>
    </style:style>
    <style:style style:name="T25" style:family="text">
      <style:text-properties fo:font-size="12pt" officeooo:rsid="0019d922" style:font-size-asian="10.5pt" style:font-size-complex="12pt"/>
    </style:style>
    <style:style style:name="T26" style:family="text">
      <style:text-properties fo:font-size="12pt" officeooo:rsid="001cc251" style:font-size-asian="10.5pt" style:font-size-complex="12pt"/>
    </style:style>
    <style:style style:name="T27" style:family="text">
      <style:text-properties fo:font-size="12pt" officeooo:rsid="004495ad" style:font-size-asian="10.5pt" style:font-size-complex="12pt"/>
    </style:style>
    <style:style style:name="T28" style:family="text">
      <style:text-properties fo:font-size="12pt" officeooo:rsid="001db750" style:font-size-asian="10.5pt" style:font-size-complex="12pt"/>
    </style:style>
    <style:style style:name="T29" style:family="text">
      <style:text-properties fo:font-size="12pt" officeooo:rsid="003ed8fd" style:font-size-asian="10.5pt" style:font-size-complex="12pt"/>
    </style:style>
    <style:style style:name="T30" style:family="text">
      <style:text-properties fo:font-size="12pt" officeooo:rsid="0024cb71" style:font-size-asian="10.5pt" style:font-size-complex="12pt"/>
    </style:style>
    <style:style style:name="T31" style:family="text">
      <style:text-properties fo:font-size="12pt" officeooo:rsid="0041e696" style:font-size-asian="10.5pt" style:font-size-complex="12pt"/>
    </style:style>
    <style:style style:name="T32" style:family="text">
      <style:text-properties fo:font-size="12pt" officeooo:rsid="000713f4" style:font-size-asian="10.5pt" style:font-size-complex="12pt"/>
    </style:style>
    <style:style style:name="T33" style:family="text">
      <style:text-properties fo:font-size="12pt" officeooo:rsid="002af416" style:font-size-asian="10.5pt" style:font-size-complex="12pt"/>
    </style:style>
    <style:style style:name="T34" style:family="text">
      <style:text-properties fo:font-size="12pt" officeooo:rsid="002c7188" style:font-size-asian="10.5pt" style:font-size-complex="12pt"/>
    </style:style>
    <style:style style:name="T35" style:family="text">
      <style:text-properties officeooo:rsid="003ed8fd"/>
    </style:style>
    <style:style style:name="T36" style:family="text">
      <style:text-properties officeooo:rsid="0039bd9b"/>
    </style:style>
    <style:style style:name="T37" style:family="text">
      <style:text-properties officeooo:rsid="001db750"/>
    </style:style>
    <style:style style:name="T38" style:family="text">
      <style:text-properties officeooo:rsid="00390063"/>
    </style:style>
    <style:style style:name="T39" style:family="text">
      <style:text-properties officeooo:rsid="0040022c"/>
    </style:style>
    <style:style style:name="T40" style:family="text">
      <style:text-properties officeooo:rsid="001b6130"/>
    </style:style>
    <style:style style:name="T41" style:family="text">
      <style:text-properties officeooo:rsid="00067d41"/>
    </style:style>
    <style:style style:name="T42" style:family="text">
      <style:text-properties officeooo:rsid="0008e496"/>
    </style:style>
    <style:style style:name="T43" style:family="text">
      <style:text-properties officeooo:rsid="000af7f3"/>
    </style:style>
    <style:style style:name="T44" style:family="text">
      <style:text-properties officeooo:rsid="000c8ec8"/>
    </style:style>
    <style:style style:name="T45" style:family="text">
      <style:text-properties officeooo:rsid="000e54de"/>
    </style:style>
    <style:style style:name="T46" style:family="text">
      <style:text-properties officeooo:rsid="00108eb5"/>
    </style:style>
    <style:style style:name="T47" style:family="text">
      <style:text-properties officeooo:rsid="00118d6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 draw:wrap-influence-on-position="once-concurrent" loext:allow-overlap="true" loext:decorative="false">
        <style:columns fo:column-count="1" fo:column-gap="0cm"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CS Paralelo</text:p>
      <text:p text:style-name="P2">Luiz Henrique Murback Wiedmer</text:p>
      <text:p text:style-name="P2">GRR20221234</text:p>
      <text:p text:style-name="P3">1.Introdução</text:p>
      <text:p text:style-name="P8"><text:tab/><text:span text:style-name="T16">E</text:span><text:span text:style-name="T17">ste documento tem como intenção mostrar um método para a paralelização do algoritmo LCS(Longest Common Subsequence) </text:span><text:span text:style-name="T18">ut</text:span><text:span text:style-name="T19">ilizando MPI</text:span><text:span text:style-name="T17">, métodos de teste do algoritmo, resultados dos testes e conclusões com relação </text:span><text:span text:style-name="T20">ao nível de eficiência do algoritmo apresentado em comparação com o algoritmo serial e com os resultados esperados baseados em cálculos ideais.</text:span></text:p>
      <text:p text:style-name="P4">2.Algoritmo</text:p>
      <text:p text:style-name="P17"><text:span text:style-name="T14"><text:tab/></text:span><text:span text:style-name="T8">O algoritmo para cálculo da LCS utilizado como base é baseado em programação dinâmica, </text:span><text:span text:style-name="T9">evitando o custo </text:span><text:span text:style-name="T10">computacional alto</text:span><text:span text:style-name="T9"> de </text:span><text:span text:style-name="T9"><draw:frame draw:style-name="fr2" draw:name="Object1" text:anchor-type="as-char" svg:y="-0.446cm" svg:width="1.928cm" svg:height="0.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<text:s/>da versão ingênua(algoritmo recursivo), </text:span><text:span text:style-name="T10">por um custo de </text:span><text:span text:style-name="T10"><draw:frame draw:style-name="fr2" draw:name="Object2" text:anchor-type="as-char" svg:y="-0.388cm" svg:width="1.499cm" svg:height="0.51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. </text:span><text:span text:style-name="T11">O algoritmo em C é:</text:span></text:p>
      <text:p text:style-name="P4"><draw:frame draw:style-name="fr1" draw:name="LCS Serial C code" text:anchor-type="char" svg:x="0.229cm" svg:y="-0.09cm" svg:width="17.632cm" draw:z-index="2"><draw:text-box fo:min-height="9.569cm"><text:p text:style-name="P1">int LCS(mtype ** scoreMatrix, int sizeA, int sizeB, char * seqA, char *seqB) {</text:p><text:p text:style-name="P1"><text:tab/>int i, j;</text:p><text:p text:style-name="P1"><text:tab/>double start_time, endtime;</text:p><text:p text:style-name="P1"><text:tab/>for (i = 1; i &lt; sizeB + 1; i++) {</text:p><text:p text:style-name="P1"><text:tab/><text:tab/>for (j = 1; j &lt; sizeA + 1; j++) {</text:p><text:p text:style-name="P1"><text:tab/><text:tab/><text:tab/>if (seqA[j - 1] == seqB[i - 1]) {</text:p><text:p text:style-name="P1"><text:tab/><text:tab/><text:tab/><text:tab/>/* if elements in both sequences match,</text:p><text:p text:style-name="P1"><text:tab/><text:tab/><text:tab/><text:tab/> the corresponding score will be the score from</text:p><text:p text:style-name="P1"><text:tab/><text:tab/><text:tab/><text:tab/> previous elements + 1*/</text:p><text:p text:style-name="P1"><text:tab/><text:tab/><text:tab/><text:tab/>scoreMatrix[i][j] = scoreMatrix[i - 1][j - 1] + 1;</text:p><text:p text:style-name="P1"><text:tab/><text:tab/><text:tab/>} else {</text:p><text:p text:style-name="P1"><text:tab/><text:tab/><text:tab/><text:tab/>/* else, pick the maximum value (score) from left and upper elements*/</text:p><text:p text:style-name="P1"><text:tab/><text:tab/><text:tab/><text:tab/>scoreMatrix[i][j] =</text:p><text:p text:style-name="P1"><text:tab/><text:tab/><text:tab/><text:tab/><text:tab/><text:tab/>max(scoreMatrix[i-1][j], scoreMatrix[i][j-1]);</text:p><text:p text:style-name="P1"><text:tab/><text:tab/><text:tab/>}</text:p><text:p text:style-name="P1"><text:tab/><text:tab/>}</text:p><text:p text:style-name="P1"><text:tab/>}</text:p><text:p text:style-name="P1"><text:tab/>return scoreMatrix[sizeB][sizeA];</text:p><text:p text:style-name="P1">}</text:p><text:p text:style-name="Text">Text<text:span text:style-name="T40">o</text:span> <text:sequence text:ref-name="refText0" text:name="Text" text:formula="ooow:Text+1" style:num-format="1">1</text:sequence>: <text:span text:style-name="T40">Código LCS Serial em C</text:span></text:p></draw:text-box></draw:frame><text:span text:style-name="T22"><text:s text:c="2"/>O funcionamento é simples: é utilizada uma matriz para </text:span><text:span text:style-name="T23">contar o comprimento</text:span><text:span text:style-name="T22"> da subsequência em cada ponto das strings(</text:span><text:span text:style-name="T23">o</text:span><text:span text:style-name="T22"> valor na posição </text:span><text:span text:style-name="T24">scoreMatrix</text:span><text:span text:style-name="T22">[i][j] da matriz representa o comprimento da maior subsequência comum entre os prefixos seqA[0..i-1] e seqB[0..j-1]), caso os elementos analisados sejam iguais, o valor de </text:span><text:span text:style-name="T24">scoreMatrix</text:span><text:span text:style-name="T22">[i</text:span><text:span text:style-name="T24">][j]</text:span><text:span text:style-name="T22"> na tabela será o valor d</text:span><text:span text:style-name="T24">e (scoreMatrix[i-1][j-1] + 1), que é o </text:span><text:span text:style-name="T25">tamanho</text:span><text:span text:style-name="T24"> da subsequência até aquele momento, mais o caractere analisado. Se forem diferentes, é escolhido o maior valor entre scoreMatrix[i-1][j] e scoreMatrix[i][j-1], </text:span><text:span text:style-name="T25">o que faz com que os caracteres diferentes sejam ignorados, e o algoritmo continue calculando a subsequência mais longa.</text:span></text:p>
      <text:p text:style-name="P5"><text:soft-page-break/>3.Estratégia de Paralelização</text:p>
      <text:p text:style-name="P5"><text:tab/><text:span text:style-name="T21">A maior dificuldade ao tentar paralelizar esse algoritmo é o fato de que </text:span><text:span text:style-name="T26">o cálculo de cada célula da matriz depende das células na diagonal esquerda superior, na esquerda e acima, o que faz com que uma paralelização ingênua, calcular os elementos de cada linha de maneira paralela, por exemplo, não funcione. Por conta disso, a tática mais básica a ser aplicada é calcular cada diagonal de maneira paralela, descendo a partir do elemento scoreMatrix[1][1](já que a linha e a coluna 0 já foram enchidos com 0 para possibilitar o cálculo), assim, as dependências sempre estarão prontas quando necessárias.</text:span></text:p>
      <text:p text:style-name="P5"><text:span text:style-name="T26"><text:tab/></text:span><text:span text:style-name="T27">O problema de usar esse método no contexto de MPI é que a memória dos processos executando em paralelo não é compartilhada, logo, deve haver comunicação explícita entre eles, e quanto mais comunicação, maior o atraso do programa. Por isso, soluções com glanularidade fina não são ideais. Levando isso em conta, a matriz original foi separada em blocos, de maneira que cada processo lida com uma coluna de blocos, sempre com o paralelismo em diagonal. Quando existe um bloco a direita do que acabou de ser processado, a coluna final desse bloco será enviado para o da direita, e como cada processo lida com uma coluna, as dependências da linha de cima de um bloco sempre vão estar na memória do próprio processo. </text:span></text:p>
      <text:p text:style-name="P5"><text:span text:style-name="T27"><text:tab/></text:span><text:span text:style-name="T32">Ao fim do cálculo apenas o bloco com o resultado final é trazido para o root. Caso toda a matriz fosse remontada em memória, o tempo de execução do algoritmo ficaria pior do que o tempo sequencial, já que seria necessário mais comunicação ainda.</text:span></text:p>
      <text:p text:style-name="P5"><text:span text:style-name="T28"/></text:p>
      <text:p text:style-name="P6">4.Metodologia</text:p>
      <text:p text:style-name="P6"><text:tab/><text:span text:style-name="T21">Para a realização dos testes do algoritmo, foram utilizadas as seguintes </text:span><text:span text:style-name="T29">máquinas:</text:span></text:p>
      <text:p text:style-name="P11">Máquina 1(rodou o teste sequencial também):</text:p>
      <text:p text:style-name="P9">SO: Linux Mint 22.1 Cinnamon</text:p>
      <text:p text:style-name="P9">Kernel do Linux: <text:s/>6.8.0-<text:span text:style-name="T35">62</text:span>-generic</text:p>
      <text:p text:style-name="P9">Processador: 12th Gen Intel© Core™ i5-12400F × 6</text:p>
      <text:p text:style-name="P7"><text:span text:style-name="T30">C</text:span><text:span text:style-name="T21">ache L1: 80KB(por núcleo)</text:span></text:p>
      <text:p text:style-name="P10">Cache L2: 1,25MB(por núcleo)</text:p>
      <text:p text:style-name="P10">Cache L3: 18MB(<text:span text:style-name="T36">compartilhada</text:span>)</text:p>
      <text:p text:style-name="P11">Máquina 2:</text:p>
      <text:p text:style-name="P11">SO: Linux Mint 22.1 Cinnamon</text:p>
      <text:p text:style-name="P11">Kernel do Linux: 6.8.0-62-generic</text:p>
      <text:p text:style-name="P11">Processador: 10th Gen <text:span text:style-name="T37">Intel© Core™ i5-</text:span>10300H x 4</text:p>
      <text:p text:style-name="P11">Instruction Cache L1: 32 KB(por núcleo)<text:line-break/>Data Cache L1: 32 KB(por núcleo)<text:line-break/>Cache L2: 256 KB(por núcleo)<text:line-break/>Cache L3: 8 MB(compartilhada)</text:p>
      <text:p text:style-name="P12">Programa:</text:p>
      <text:p text:style-name="P9"><text:soft-page-break/>Compilador: gcc (Ubuntu 13.3.0-6ubuntu2~24.04) 13.3.0</text:p>
      <text:p text:style-name="P9">Flags: -O3</text:p>
      <text:p text:style-name="P12">MPI: Open MPI 4.1.6</text:p>
      <text:p text:style-name="P15">Latência da rede: Aproximadamente 0.5ms</text:p>
      <text:p text:style-name="P13">Ferramenta para contagem do tempo <text:span text:style-name="T38">do programa </text:span><text:span text:style-name="T39">paralelo</text:span>: <text:s/>MPI_Wtime()</text:p>
      <text:p text:style-name="P14">Ferramenta para contagem do tempo d<text:span text:style-name="T39">o programa sequencial</text:span>: omp_get_wtime()</text:p>
      <text:p text:style-name="P6"><text:span text:style-name="T21">O tamanho do blocking utilizado foi </text:span><text:span text:style-name="T31">256x256.</text:span></text:p>
      <text:p text:style-name="P16"><text:span text:style-name="T3">Cada teste foi </text:span><text:span text:style-name="T4">realizado</text:span><text:span text:style-name="T3"> 20 vezes, </text:span><text:span text:style-name="T5">e os seguintes resultados foram </text:span><text:span text:style-name="T6">observados</text:span><text:span text:style-name="T7">:</text:span></text:p>
      <text:p text:style-name="P25">Tab<text:span text:style-name="T43">ela</text:span> <text:sequence text:ref-name="refTable0" text:name="Table" text:formula="ooow:Table+1" style:num-format="1">1</text:sequence>: Tempo Médio/Desvio padrão de cada teste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Processos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H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Tam</text:p>
          </table:table-cell>
          <table:table-cell table:style-name="Table1.A2" office:value-type="string">
            <text:p text:style-name="P19">Serial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9">8</text:p>
          </table:table-cell>
          <table:table-cell table:style-name="Table1.H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20000</text:p>
          </table:table-cell>
          <table:table-cell table:style-name="Table1.A2" office:value-type="string">
            <text:p text:style-name="P19"><text:span text:style-name="T42">0.64</text:span>/0.00</text:p>
          </table:table-cell>
          <table:table-cell table:style-name="Table1.A2" office:value-type="string">
            <text:p text:style-name="P19"><text:span text:style-name="T42">0,62</text:span>/0.00</text:p>
          </table:table-cell>
          <table:table-cell table:style-name="Table1.A2" office:value-type="string">
            <text:p text:style-name="P20">0.3<text:span text:style-name="T47">3</text:span>/0.00</text:p>
          </table:table-cell>
          <table:table-cell table:style-name="Table1.A2" office:value-type="string">
            <text:p text:style-name="P20">0.20/0.00</text:p>
          </table:table-cell>
          <table:table-cell table:style-name="Table1.A2" office:value-type="string">
            <text:p text:style-name="P20">0.15/0.00</text:p>
          </table:table-cell>
          <table:table-cell table:style-name="Table1.A2" office:value-type="string">
            <text:p text:style-name="P20">0.11/0.00</text:p>
          </table:table-cell>
          <table:table-cell table:style-name="Table1.H2" office:value-type="string">
            <text:p text:style-name="P20">0.09/0.00</text:p>
          </table:table-cell>
        </table:table-row>
        <table:table-row>
          <table:table-cell table:style-name="Table1.A2" office:value-type="string">
            <text:p text:style-name="P19">40000</text:p>
          </table:table-cell>
          <table:table-cell table:style-name="Table1.A2" office:value-type="string">
            <text:p text:style-name="P19"><text:span text:style-name="T42">2.56</text:span>/<text:span text:style-name="T41">0.00</text:span></text:p>
          </table:table-cell>
          <table:table-cell table:style-name="Table1.A2" office:value-type="string">
            <text:p text:style-name="P20">2.54/0.00</text:p>
          </table:table-cell>
          <table:table-cell table:style-name="Table1.A2" office:value-type="string">
            <text:p text:style-name="P20">1.32/0.00</text:p>
          </table:table-cell>
          <table:table-cell table:style-name="Table1.A2" office:value-type="string">
            <text:p text:style-name="P20">0.86/0.01</text:p>
          </table:table-cell>
          <table:table-cell table:style-name="Table1.A2" office:value-type="string">
            <text:p text:style-name="P20">0.62/0.00</text:p>
          </table:table-cell>
          <table:table-cell table:style-name="Table1.A2" office:value-type="string">
            <text:p text:style-name="P20">0.42/0.00</text:p>
          </table:table-cell>
          <table:table-cell table:style-name="Table1.H2" office:value-type="string">
            <text:p text:style-name="P20">0.34/0.00</text:p>
          </table:table-cell>
        </table:table-row>
        <table:table-row>
          <table:table-cell table:style-name="Table1.A2" office:value-type="string">
            <text:p text:style-name="P19">60000</text:p>
          </table:table-cell>
          <table:table-cell table:style-name="Table1.A2" office:value-type="string">
            <text:p text:style-name="P20">5.73/0.01</text:p>
          </table:table-cell>
          <table:table-cell table:style-name="Table1.A2" office:value-type="string">
            <text:p text:style-name="P20">6.25/0.01</text:p>
          </table:table-cell>
          <table:table-cell table:style-name="Table1.A2" office:value-type="string">
            <text:p text:style-name="P20">3.09/0.00</text:p>
          </table:table-cell>
          <table:table-cell table:style-name="Table1.A2" office:value-type="string">
            <text:p text:style-name="P20">1.99/0.02</text:p>
          </table:table-cell>
          <table:table-cell table:style-name="Table1.A2" office:value-type="string">
            <text:p text:style-name="P20">1.37/0.01</text:p>
          </table:table-cell>
          <table:table-cell table:style-name="Table1.A2" office:value-type="string">
            <text:p text:style-name="P20">0.93/0.01</text:p>
          </table:table-cell>
          <table:table-cell table:style-name="Table1.H2" office:value-type="string">
            <text:p text:style-name="P20">0.74/0.01</text:p>
          </table:table-cell>
        </table:table-row>
        <table:table-row>
          <table:table-cell table:style-name="Table1.A2" office:value-type="string">
            <text:p text:style-name="P19">80000</text:p>
          </table:table-cell>
          <table:table-cell table:style-name="Table1.A2" office:value-type="string">
            <text:p text:style-name="P21">10.26/0.07</text:p>
          </table:table-cell>
          <table:table-cell table:style-name="Table1.A2" office:value-type="string">
            <text:p text:style-name="P21">12.17/0.05</text:p>
          </table:table-cell>
          <table:table-cell table:style-name="Table1.A2" office:value-type="string">
            <text:p text:style-name="P21">5.33/0.00</text:p>
          </table:table-cell>
          <table:table-cell table:style-name="Table1.A2" office:value-type="string">
            <text:p text:style-name="P21">3.62/0.02</text:p>
          </table:table-cell>
          <table:table-cell table:style-name="Table1.A2" office:value-type="string">
            <text:p text:style-name="P21">2.64/0.17</text:p>
          </table:table-cell>
          <table:table-cell table:style-name="Table1.A2" office:value-type="string">
            <text:p text:style-name="P21">1.67/0.04</text:p>
          </table:table-cell>
          <table:table-cell table:style-name="Table1.H2" office:value-type="string">
            <text:p text:style-name="P21">1.35/0.02</text:p>
          </table:table-cell>
        </table:table-row>
        <table:table-row>
          <table:table-cell table:style-name="Table1.A2" office:value-type="string">
            <text:p text:style-name="P19">100000</text:p>
          </table:table-cell>
          <table:table-cell table:style-name="Table1.A2" office:value-type="string">
            <text:p text:style-name="P21">15.94/0.02</text:p>
          </table:table-cell>
          <table:table-cell table:style-name="Table1.A2" office:value-type="string">
            <text:p text:style-name="P21">18.66/0.04</text:p>
          </table:table-cell>
          <table:table-cell table:style-name="Table1.A2" office:value-type="string">
            <text:p text:style-name="P21">8.78/0.01</text:p>
          </table:table-cell>
          <table:table-cell table:style-name="Table1.A2" office:value-type="string">
            <text:p text:style-name="P21">5.57/0.04</text:p>
          </table:table-cell>
          <table:table-cell table:style-name="Table1.A2" office:value-type="string">
            <text:p text:style-name="P21">3.98/0.04</text:p>
          </table:table-cell>
          <table:table-cell table:style-name="Table1.A2" office:value-type="string">
            <text:p text:style-name="P21">2.72/0.1</text:p>
          </table:table-cell>
          <table:table-cell table:style-name="Table1.H2" office:value-type="string">
            <text:p text:style-name="P21">2.15/0.13</text:p>
          </table:table-cell>
        </table:table-row>
      </table:table>
      <text:p text:style-name="P16"><text:span text:style-name="T7"/></text:p>
      <text:p text:style-name="P24"><text:span text:style-name="T15">5. </text:span><text:span text:style-name="T1">Região Sequencial e Speedup Ideal<text:line-break/><text:tab/></text:span><text:span text:style-name="T2">Para possibilitar o cálculo do Speedup máximo ideal, foi necessário medir o</text:span></text:p>
      <text:p text:style-name="P24"><text:span text:style-name="T2">tempo que o algoritmo sequencial gastou para realizar tarefas que não seriam paralelizadas. Para isso, em cada teste se</text:span><text:span text:style-name="T12">quencial</text:span><text:span text:style-name="T2"> foi calculado o tempo total do programa(como mostrado na Tabela 1), e o tempo apenas do algoritmo LCS(com a função omp_get_wtime()), subtraindo esses dois valores foi possível obter o tempo</text:span></text:p>
      <text:p text:style-name="P24"><text:span text:style-name="T2">puramente sequencial, e utilizando </text:span><text:span text:style-name="T12">esses dados</text:span><text:span text:style-name="T2">, a porcentagem média de tempo puramente sequencial entre as diferentes entradas foi de 4,37%. Com isso, é possível alcançar a seguinte tabela de speedup seguindo a Lei de Amdahl:</text:span></text:p>
      <text:p text:style-name="P25">Tab<text:span text:style-name="T45">ela</text:span> <text:sequence text:ref-name="refTable1" text:name="Table" text:formula="ooow:Table+1" style:num-format="1">2</text:sequence>: Speedup ideal para diferentes entradas e número de processadore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2"/>
        <table:table-column table:style-name="Table2.H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Processos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H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2">Tam</text:p>
          </table:table-cell>
          <table:table-cell table:style-name="Table2.A2" office:value-type="string">
            <text:p text:style-name="P22">Fração Sequencial</text:p>
          </table:table-cell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9">8</text:p>
          </table:table-cell>
          <table:table-cell table:style-name="Table2.A2" office:value-type="string">
            <text:p text:style-name="P19">10</text:p>
          </table:table-cell>
          <table:table-cell table:style-name="Table2.H2" office:value-type="string">
            <text:p text:style-name="P22">Infinitos</text:p>
          </table:table-cell>
        </table:table-row>
        <table:table-row>
          <table:table-cell table:style-name="Table2.A2" office:value-type="string">
            <text:p text:style-name="P22">20000</text:p>
          </table:table-cell>
          <table:table-cell table:style-name="Table2.A2" office:value-type="string">
            <text:p text:style-name="P22">0.058</text:p>
          </table:table-cell>
          <table:table-cell table:style-name="Table2.A2" office:value-type="string">
            <text:p text:style-name="P22">1.89</text:p>
          </table:table-cell>
          <table:table-cell table:style-name="Table2.A2" office:value-type="string">
            <text:p text:style-name="P22">3.40</text:p>
          </table:table-cell>
          <table:table-cell table:style-name="Table2.A2" office:value-type="string">
            <text:p text:style-name="P22">4.65</text:p>
          </table:table-cell>
          <table:table-cell table:style-name="Table2.A2" office:value-type="string">
            <text:p text:style-name="P22">5.6<text:span text:style-name="T44">9</text:span></text:p>
          </table:table-cell>
          <table:table-cell table:style-name="Table2.A2" office:value-type="string">
            <text:p text:style-name="P22">6.57</text:p>
          </table:table-cell>
          <table:table-cell table:style-name="Table2.H2" office:value-type="string">
            <text:p text:style-name="P23">17.24</text:p>
          </table:table-cell>
        </table:table-row>
        <table:table-row>
          <table:table-cell table:style-name="Table2.A2" office:value-type="string">
            <text:p text:style-name="P19">40000</text:p>
          </table:table-cell>
          <table:table-cell table:style-name="Table2.A2" office:value-type="string">
            <text:p text:style-name="P22">0.043</text:p>
          </table:table-cell>
          <table:table-cell table:style-name="Table2.A2" office:value-type="string">
            <text:p text:style-name="P23">1.91</text:p>
          </table:table-cell>
          <table:table-cell table:style-name="Table2.A2" office:value-type="string">
            <text:p text:style-name="P23">3.54</text:p>
          </table:table-cell>
          <table:table-cell table:style-name="Table2.A2" office:value-type="string">
            <text:p text:style-name="P23">4.93</text:p>
          </table:table-cell>
          <table:table-cell table:style-name="Table2.A2" office:value-type="string">
            <text:p text:style-name="P23">6.14</text:p>
          </table:table-cell>
          <table:table-cell table:style-name="Table2.A2" office:value-type="string">
            <text:p text:style-name="P23">7.20</text:p>
          </table:table-cell>
          <table:table-cell table:style-name="Table2.H2" office:value-type="string">
            <text:p text:style-name="P23">23.25</text:p>
          </table:table-cell>
        </table:table-row>
        <table:table-row>
          <table:table-cell table:style-name="Table2.A2" office:value-type="string">
            <text:p text:style-name="P19">60000</text:p>
          </table:table-cell>
          <table:table-cell table:style-name="Table2.A2" office:value-type="string">
            <text:p text:style-name="P22">0.037</text:p>
          </table:table-cell>
          <table:table-cell table:style-name="Table2.A2" office:value-type="string">
            <text:p text:style-name="P23">1.92</text:p>
          </table:table-cell>
          <table:table-cell table:style-name="Table2.A2" office:value-type="string">
            <text:p text:style-name="P23">3.60</text:p>
          </table:table-cell>
          <table:table-cell table:style-name="Table2.A2" office:value-type="string">
            <text:p text:style-name="P23">5.06</text:p>
          </table:table-cell>
          <table:table-cell table:style-name="Table2.A2" office:value-type="string">
            <text:p text:style-name="P23">6.35</text:p>
          </table:table-cell>
          <table:table-cell table:style-name="Table2.A2" office:value-type="string">
            <text:p text:style-name="P23">7.50</text:p>
          </table:table-cell>
          <table:table-cell table:style-name="Table2.H2" office:value-type="string">
            <text:p text:style-name="P23">27.02</text:p>
          </table:table-cell>
        </table:table-row>
        <table:table-row>
          <table:table-cell table:style-name="Table2.A2" office:value-type="string">
            <text:p text:style-name="P19">80000</text:p>
          </table:table-cell>
          <table:table-cell table:style-name="Table2.A2" office:value-type="string">
            <text:p text:style-name="P22">0.048</text:p>
          </table:table-cell>
          <table:table-cell table:style-name="Table2.A2" office:value-type="string">
            <text:p text:style-name="P23">1.90</text:p>
          </table:table-cell>
          <table:table-cell table:style-name="Table2.A2" office:value-type="string">
            <text:p text:style-name="P23">3.50</text:p>
          </table:table-cell>
          <table:table-cell table:style-name="Table2.A2" office:value-type="string">
            <text:p text:style-name="P23">4.83</text:p>
          </table:table-cell>
          <table:table-cell table:style-name="Table2.A2" office:value-type="string">
            <text:p text:style-name="P23">5.98</text:p>
          </table:table-cell>
          <table:table-cell table:style-name="Table2.A2" office:value-type="string">
            <text:p text:style-name="P23">6.98</text:p>
          </table:table-cell>
          <table:table-cell table:style-name="Table2.H2" office:value-type="string">
            <text:p text:style-name="P23">20.83</text:p>
          </table:table-cell>
        </table:table-row>
        <table:table-row>
          <table:table-cell table:style-name="Table2.A2" office:value-type="string">
            <text:p text:style-name="P19">100000</text:p>
          </table:table-cell>
          <table:table-cell table:style-name="Table2.A2" office:value-type="string">
            <text:p text:style-name="P22">0.041</text:p>
          </table:table-cell>
          <table:table-cell table:style-name="Table2.A2" office:value-type="string">
            <text:p text:style-name="P23">1.92</text:p>
          </table:table-cell>
          <table:table-cell table:style-name="Table2.A2" office:value-type="string">
            <text:p text:style-name="P23">3.56</text:p>
          </table:table-cell>
          <table:table-cell table:style-name="Table2.A2" office:value-type="string">
            <text:p text:style-name="P23">4.97</text:p>
          </table:table-cell>
          <table:table-cell table:style-name="Table2.A2" office:value-type="string">
            <text:p text:style-name="P23">6.21</text:p>
          </table:table-cell>
          <table:table-cell table:style-name="Table2.A2" office:value-type="string">
            <text:p text:style-name="P23">7.30</text:p>
          </table:table-cell>
          <table:table-cell table:style-name="Table2.H2" office:value-type="string">
            <text:p text:style-name="P23">24.39</text:p>
          </table:table-cell>
        </table:table-row>
      </table:table>
      <text:p text:style-name="P24"><text:span text:style-name="T2"/></text:p>
      <text:p text:style-name="P24"><text:span text:style-name="T2"><text:tab/></text:span><text:span text:style-name="T13">E com ela, é possível também construir a seguinte tabela de eficiência ideal máxima:</text:span></text:p>
      <text:p text:style-name="P27"/>
      <text:p text:style-name="Table"><text:soft-page-break/>Tab<text:span text:style-name="T46">ela</text:span> <text:sequence text:ref-name="refTable2" text:name="Table" text:formula="ooow:Table+1" style:num-format="1">3</text:sequence>: Eficiência ideal para diferentes entradas e número de processadores</text:p>
      <table:table table:name="Table3" table:style-name="Table3" table:template-name="Default Style">
        <table:table-column table:style-name="Table3.A" table:number-columns-repeated="7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30">Processos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G1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30">Tam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30">8</text:p>
          </table:table-cell>
          <table:table-cell table:style-name="Table3.G2" office:value-type="string">
            <text:p text:style-name="P30">10</text:p>
          </table:table-cell>
        </table:table-row>
        <table:table-row>
          <table:table-cell table:style-name="Table3.A2" office:value-type="string">
            <text:p text:style-name="P22">2000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95</text:p>
          </table:table-cell>
          <table:table-cell table:style-name="Table3.A2" office:value-type="string">
            <text:p text:style-name="P30">0.85</text:p>
          </table:table-cell>
          <table:table-cell table:style-name="Table3.A2" office:value-type="string">
            <text:p text:style-name="P30">0.77</text:p>
          </table:table-cell>
          <table:table-cell table:style-name="Table3.A2" office:value-type="string">
            <text:p text:style-name="P30">0.71</text:p>
          </table:table-cell>
          <table:table-cell table:style-name="Table3.G2" office:value-type="string">
            <text:p text:style-name="P30">0.65</text:p>
          </table:table-cell>
        </table:table-row>
        <table:table-row>
          <table:table-cell table:style-name="Table3.A2" office:value-type="string">
            <text:p text:style-name="P19">4000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96</text:p>
          </table:table-cell>
          <table:table-cell table:style-name="Table3.A2" office:value-type="string">
            <text:p text:style-name="P30">0.89</text:p>
          </table:table-cell>
          <table:table-cell table:style-name="Table3.A2" office:value-type="string">
            <text:p text:style-name="P30">0.82</text:p>
          </table:table-cell>
          <table:table-cell table:style-name="Table3.A2" office:value-type="string">
            <text:p text:style-name="P30">0.77</text:p>
          </table:table-cell>
          <table:table-cell table:style-name="Table3.G2" office:value-type="string">
            <text:p text:style-name="P30">0.72</text:p>
          </table:table-cell>
        </table:table-row>
        <table:table-row>
          <table:table-cell table:style-name="Table3.A2" office:value-type="string">
            <text:p text:style-name="P19">6000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96</text:p>
          </table:table-cell>
          <table:table-cell table:style-name="Table3.A2" office:value-type="string">
            <text:p text:style-name="P30">0.90</text:p>
          </table:table-cell>
          <table:table-cell table:style-name="Table3.A2" office:value-type="string">
            <text:p text:style-name="P30">0.84</text:p>
          </table:table-cell>
          <table:table-cell table:style-name="Table3.A2" office:value-type="string">
            <text:p text:style-name="P30">0.79</text:p>
          </table:table-cell>
          <table:table-cell table:style-name="Table3.G2" office:value-type="string">
            <text:p text:style-name="P30">0.75</text:p>
          </table:table-cell>
        </table:table-row>
        <table:table-row>
          <table:table-cell table:style-name="Table3.A2" office:value-type="string">
            <text:p text:style-name="P19">8000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95</text:p>
          </table:table-cell>
          <table:table-cell table:style-name="Table3.A2" office:value-type="string">
            <text:p text:style-name="P30">0.87</text:p>
          </table:table-cell>
          <table:table-cell table:style-name="Table3.A2" office:value-type="string">
            <text:p text:style-name="P30">0.80</text:p>
          </table:table-cell>
          <table:table-cell table:style-name="Table3.A2" office:value-type="string">
            <text:p text:style-name="P30">0.75</text:p>
          </table:table-cell>
          <table:table-cell table:style-name="Table3.G2" office:value-type="string">
            <text:p text:style-name="P30">0.69</text:p>
          </table:table-cell>
        </table:table-row>
        <table:table-row>
          <table:table-cell table:style-name="Table3.A2" office:value-type="string">
            <text:p text:style-name="P19">10000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96</text:p>
          </table:table-cell>
          <table:table-cell table:style-name="Table3.A2" office:value-type="string">
            <text:p text:style-name="P30">0.89</text:p>
          </table:table-cell>
          <table:table-cell table:style-name="Table3.A2" office:value-type="string">
            <text:p text:style-name="P30">0.82</text:p>
          </table:table-cell>
          <table:table-cell table:style-name="Table3.A2" office:value-type="string">
            <text:p text:style-name="P30">0.78</text:p>
          </table:table-cell>
          <table:table-cell table:style-name="Table3.G2" office:value-type="string">
            <text:p text:style-name="P30">0.73</text:p>
          </table:table-cell>
        </table:table-row>
      </table:table>
      <text:p text:style-name="P24"><text:span text:style-name="T13"/></text:p>
      <text:p text:style-name="P28">6. Speedup real e eficiência</text:p>
      <text:p text:style-name="P28"><text:span text:style-name="T13"><text:tab/></text:span><text:span text:style-name="T33">Utilizando </text:span><text:span text:style-name="T34">os resultados mostrados na Tabela 1, é possível calcular o speedup real do algoritmo paralelo desenvolvido, produzindo assim a seguinte tabela:</text:span></text:p>
      <text:p text:style-name="P24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3T19:53:58.079334745</dc:date>
    <meta:editing-duration>PT48M17S</meta:editing-duration>
    <meta:editing-cycles>4</meta:editing-cycles>
    <meta:generator>LibreOffice/24.2.7.2$Linux_X86_64 LibreOffice_project/420$Build-2</meta:generator>
    <meta:document-statistic meta:table-count="3" meta:image-count="0" meta:object-count="2" meta:page-count="4" meta:paragraph-count="205" meta:word-count="1032" meta:character-count="6387" meta:non-whitespace-character-count="549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row>
              <mi mathvariant="italic">min</mi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2^{min(n,m)}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∗</mo>
            <mi>m</mi>
          </mrow>
        </mrow>
        <mo fence="true" form="postfix" stretchy="false">)</mo>
      </mrow>
    </mrow>
    <annotation encoding="StarMath 5.0">O(n*m)</annotation>
  </semantics>
</math>
</file>